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cont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64:Sheet1.J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1:36:35.307096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25T11:55:25.298392842</dc:date>
    <meta:editing-duration>P7DT5H24M14S</meta:editing-duration>
    <meta:editing-cycles>487</meta:editing-cycles>
    <meta:generator>LibreOffice/5.2.7.2$Linux_X86_64 LibreOffice_project/20m0$Build-2</meta:generator>
    <meta:document-statistic meta:table-count="1" meta:cell-count="5467" meta:object-count="0"/>
  </office:meta>
</office:document-meta>
</file>